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,courier" svg:font-family="&quot;Courier New,courie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style:vertical-align="middle"/>
      <style:text-properties style:font-name="Courier New,courier" style:font-name-asian="Courier New,courier" style:font-name-complex="Courier New,courier" fo:font-size="7pt" style:font-size-asian="7pt" style:font-size-complex="7pt"/>
    </style:style>
    <style:style style:name="ce4" style:family="table-cell" style:parent-style-name="Default" style:data-style-name="N15">
      <style:table-cell-properties style:vertical-align="middle"/>
      <style:text-properties style:font-name="Courier New,courier" style:font-name-asian="Courier New,courier" style:font-name-complex="Courier New,courier" fo:font-size="7pt" style:font-size-asian="7pt" style:font-size-complex="7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ext-properties fo:color="#70AD47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color="#70AD47" fo:font-weight="bold" style:font-weight-asian="bold" style:font-weight-complex="bold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81cm" style:use-optimal-column-width="true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613958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1">
            <text:p>height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c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ight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k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ody surface area</text:p>
          </table:table-cell>
          <table:table-cell office:value-type="float" office:value="1.8935951662962176" table:formula="of:=0.007184*([.B2]^0.425)*([.B1]^0.725)" table:style-name="ce7">
            <text:p>1.8935951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rdiac index</text:p>
          </table:table-cell>
          <table:table-cell office:value-type="float" office:value="2.85" table:style-name="ce1">
            <text:p>2.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 cardiac output</text:p>
          </table:table-cell>
          <table:table-cell office:value-type="float" office:value="5396.7462239442211" table:formula="of:=[.B3]*[.B4]*1000" table:style-name="ce7">
            <text:p>5396.746224</text:p>
          </table:table-cell>
          <table:table-cell table:style-name="ce1"/>
          <table:table-cell office:value-type="string" table:style-name="ce7">
            <text:p>dp pulmonary artys</text:p>
          </table:table-cell>
          <table:table-cell office:value-type="float" office:value="3.9975897955142377" table:formula="of:=[.B5]/[.B9]" table:style-name="ce7">
            <text:p>3.997589796</text:p>
          </table:table-cell>
          <table:table-cell table:style-name="ce1"/>
          <table:table-cell office:value-type="string" table:style-name="ce7">
            <text:p>estimated left heart corronarry circulation<text:s/></text:p>
          </table:table-cell>
          <table:table-cell office:value-type="float" office:value="221.20683739611002" table:formula="of:=226*[.B$5]*[.B$6]/(5400*97)" table:style-name="ce7">
            <text:p>221.20683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an arterial pressure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7">
            <text:p>dp pulmonary capis</text:p>
          </table:table-cell>
          <table:table-cell office:value-type="float" office:value="2.9981923466356784" table:formula="of:=[.B5]/[.B10]" table:style-name="ce7">
            <text:p>2.998192347</text:p>
          </table:table-cell>
          <table:table-cell table:style-name="ce1"/>
          <table:table-cell office:value-type="string" table:style-name="ce7">
            <text:p>estimated left heart corronarry circulation<text:s/></text:p>
          </table:table-cell>
          <table:table-cell office:value-type="float" office:value="41.598630926259624" table:formula="of:=42.5*[.B$5]*[.B$6]/(5400*97)" table:style-name="ce7">
            <text:p>41.598630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lanchnic-peripheral ratio</text:p>
          </table:table-cell>
          <table:table-cell office:value-type="float" office:value="0.32" table:style-name="ce1">
            <text:p>0.32</text:p>
          </table:table-cell>
          <table:table-cell table:style-name="ce1"/>
          <table:table-cell office:value-type="string" table:style-name="ce7">
            <text:p>dp pulmonary veins<text:s/></text:p>
          </table:table-cell>
          <table:table-cell office:value-type="float" office:value="0.99939744887855941" table:formula="of:=[.B5]/[.B11]" table:style-name="ce7">
            <text:p>0.999397449</text:p>
          </table:table-cell>
          <table:table-cell table:style-name="ce1"/>
          <table:table-cell office:value-type="string" table:style-name="ce7">
            <text:p>hepatic artery flow</text:p>
          </table:table-cell>
          <table:table-cell office:value-type="float" office:value="243.85117778385057" table:formula="of:=([.E10]+[.E9]-[.E12])*[.B13]" table:style-name="ce7">
            <text:p>243.85117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art rate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7">
            <text:p>dp pulmonary circulation</text:p>
          </table:table-cell>
          <table:table-cell office:value-type="float" office:value="7.9951795910284753" table:formula="of:=SUM([.E5:.E7])" table:style-name="ce7">
            <text:p>7.995179591</text:p>
          </table:table-cell>
          <table:table-cell table:style-name="ce1"/>
          <table:table-cell office:value-type="string" table:style-name="ce7">
            <text:p>peripheral BF</text:p>
          </table:table-cell>
          <table:table-cell office:value-type="float" office:value="3889.3490572892811" table:formula="of:=([.$B$5]-[.$H$5]-[.$H$6])/(1+[.$B$7])" table:style-name="ce7">
            <text:p>3889.3490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ulm artys conductance</text:p>
          </table:table-cell>
          <table:table-cell office:value-type="float" office:value="1350" table:style-name="ce1">
            <text:p>1350</text:p>
          </table:table-cell>
          <table:table-cell table:style-name="ce1"/>
          <table:table-cell office:value-type="string" table:style-name="ce7">
            <text:p>dp systemic veins</text:p>
          </table:table-cell>
          <table:table-cell office:value-type="float" office:value="4.0505663662622036" table:formula="of:=[.H8]/[.B12]" table:style-name="ce7">
            <text:p>4.050566366</text:p>
          </table:table-cell>
          <table:table-cell table:style-name="ce1"/>
          <table:table-cell office:value-type="string" table:style-name="ce7">
            <text:p>hepatc vein BF</text:p>
          </table:table-cell>
          <table:table-cell office:value-type="float" office:value="1244.5916983325699" table:formula="of:=([.$B$5]-[.$H$5]-[.$H$6])*[.$B$7]/(1+[.$B$7])" table:style-name="ce7">
            <text:p>1244.5916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ulm capys conductance</text:p>
          </table:table-cell>
          <table:table-cell office:value-type="float" office:value="1800" table:style-name="ce1">
            <text:p>1800</text:p>
          </table:table-cell>
          <table:table-cell table:style-name="ce1"/>
          <table:table-cell office:value-type="string" table:style-name="ce7">
            <text:p>dp peripheral</text:p>
          </table:table-cell>
          <table:table-cell office:value-type="float" office:value="90.031228177992617" table:formula="of:=[.$H$8]/[.B15]" table:style-name="ce7">
            <text:p>90.03122818</text:p>
          </table:table-cell>
          <table:table-cell table:style-name="ce1"/>
          <table:table-cell office:value-type="string" table:style-name="ce7">
            <text:p>GIP BF</text:p>
          </table:table-cell>
          <table:table-cell office:value-type="float" office:value="1000.7405205487194" table:formula="of:=[.H9]-[.H7]" table:style-name="ce7">
            <text:p>1000.7405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ulm veins conductnce</text:p>
          </table:table-cell>
          <table:table-cell office:value-type="float" office:value="5400" table:style-name="ce1">
            <text:p>5400</text:p>
          </table:table-cell>
          <table:table-cell table:style-name="ce1"/>
          <table:table-cell office:value-type="string" table:style-name="ce7">
            <text:p>dp systemic circulation</text:p>
          </table:table-cell>
          <table:table-cell office:value-type="float" office:value="94.081794544254819" table:formula="of:=[.E9]+[.E10]" table:style-name="ce7">
            <text:p>94.081794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ystemic veins conductance</text:p>
          </table:table-cell>
          <table:table-cell office:value-type="float" office:value="960.19882298047844" table:formula="of:=692*[.B5]/[.H8]" table:style-name="ce1">
            <text:p>960.198823</text:p>
          </table:table-cell>
          <table:table-cell table:style-name="ce1"/>
          <table:table-cell office:value-type="string" table:style-name="ce7">
            <text:p>dp hepatic vein</text:p>
          </table:table-cell>
          <table:table-cell office:value-type="float" office:value="6.9920881928796064" table:formula="of:=[.$H$9]/[.B14]" table:style-name="ce7">
            <text:p>6.99208819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patic artery conductance</text:p>
          </table:table-cell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patic vein conductance</text:p>
          </table:table-cell>
          <table:table-cell office:value-type="float" office:value="178" table:style-name="ce1">
            <text:p>1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ipheral conductance</text:p>
          </table:table-cell>
          <table:table-cell office:value-type="float" office:value="43.2" table:style-name="ce1">
            <text:p>43.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lastic compartment</text:p>
          </table:table-cell>
          <table:table-cell office:value-type="string" table:style-name="ce1">
            <text:p>volume [ml]</text:p>
          </table:table-cell>
          <table:table-cell office:value-type="string" table:style-name="ce1">
            <text:p>compliance [ml/mmHg]</text:p>
          </table:table-cell>
          <table:table-cell office:value-type="string" table:style-name="ce1">
            <text:p>V0 [ml]</text:p>
          </table:table-cell>
          <table:table-cell office:value-type="string" table:style-name="ce1">
            <text:p>external pressure [mmHg]</text:p>
          </table:table-cell>
          <table:table-cell office:value-type="string" table:style-name="ce1">
            <text:p>pressure [mmHg]</text:p>
          </table:table-cell>
          <table:table-cell table:style-name="ce1"/>
          <table:table-cell office:value-type="string" table:style-name="ce1">
            <text:p>cubic spline (brain pCO2 on circulation):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ystemic arteries</text:p>
          </table:table-cell>
          <table:table-cell office:value-type="float" office:value="997.25" table:formula="of:=([.F19]-[.E19])*[.C19]+[.D19]" table:style-name="ce7">
            <text:p>997.25</text:p>
          </table:table-cell>
          <table:table-cell office:value-type="float" office:value="1.55" table:style-name="ce1">
            <text:p>1.55</text:p>
          </table:table-cell>
          <table:table-cell office:value-type="float" office:value="850" table:style-name="ce1">
            <text:p>850</text:p>
          </table:table-cell>
          <table:table-cell office:value-type="float" office:value="0" table:style-name="ce1">
            <text:p>0</text:p>
          </table:table-cell>
          <table:table-cell office:value-type="float" office:value="95" table:formula="of:=[.B6]" table:style-name="ce7">
            <text:p>95</text:p>
          </table:table-cell>
          <table:table-cell table:number-columns-repeated="3" table:style-name="ce1"/>
          <table:table-cell office:value-type="float" office:value="45" table:style-name="ce2">
            <text:p>4.50E+01</text:p>
          </table:table-cell>
          <table:table-cell office:value-type="float" office:value="1" table:style-name="ce1">
            <text:p>1</text:p>
          </table:table-cell>
          <table:table-cell office:value-type="float" office:value="-0.05" table:style-name="ce1">
            <text:p>-0.0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ortal vein</text:p>
          </table:table-cell>
          <table:table-cell office:value-type="float" office:value="994.3933530390492" table:formula="of:=([.F20]-[.E20])*[.C20]+[.D20]" table:style-name="ce7">
            <text:p>994.393353</text:p>
          </table:table-cell>
          <table:table-cell office:value-type="float" office:value="62.5" table:style-name="ce1">
            <text:p>62.5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7.910293648624787" table:formula="of:=[.F19]-[.E11]+[.E12]" table:style-name="ce7">
            <text:p>7.910293649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ystemic veins</text:p>
          </table:table-cell>
          <table:table-cell office:value-type="float" office:value="2140.2331834298543" table:formula="of:=([.F21]-[.E21])*[.C21]+[.D21]" table:style-name="ce7">
            <text:p>2140.233183</text:p>
          </table:table-cell>
          <table:table-cell office:value-type="float" office:value="88.6" table:style-name="ce1">
            <text:p>88.6</text:p>
          </table:table-cell>
          <table:table-cell office:value-type="float" office:value="1700" table:style-name="ce1">
            <text:p>1700</text:p>
          </table:table-cell>
          <table:table-cell office:value-type="float" office:value="0" table:style-name="ce1">
            <text:p>0</text:p>
          </table:table-cell>
          <table:table-cell office:value-type="float" office:value="4.9687718220073833" table:formula="of:=[.F19]-[.E10]" table:style-name="ce7">
            <text:p>4.9687718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ight atrium</text:p>
          </table:table-cell>
          <table:table-cell office:value-type="float" office:value="53.29281819681475" table:formula="of:=([.F22]-[.E22])*[.C22]+[.D22]" table:style-name="ce7">
            <text:p>53.2928182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-3.3452199999999999" table:style-name="ce1">
            <text:p>-3.34522</text:p>
          </table:table-cell>
          <table:table-cell office:value-type="float" office:value="0.91820545574518064" table:formula="of:=[.F19]-[.E11]" table:style-name="ce7">
            <text:p>0.91820545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er(y)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ulmonary arteries</text:p>
          </table:table-cell>
          <table:table-cell office:value-type="float" office:value="198.67175383245092" table:formula="of:=([.F23]-[.E23])*[.C23]+[.D23]" table:style-name="ce7">
            <text:p>198.6717538</text:p>
          </table:table-cell>
          <table:table-cell office:value-type="float" office:value="5.3" table:style-name="ce1">
            <text:p>5.3</text:p>
          </table:table-cell>
          <table:table-cell office:value-type="float" office:value="110" table:style-name="ce1">
            <text:p>110</text:p>
          </table:table-cell>
          <table:table-cell office:value-type="float" office:value="-4" table:style-name="ce1">
            <text:p>-4</text:p>
          </table:table-cell>
          <table:table-cell office:value-type="float" office:value="12.730519591028475" table:formula="of:=[.F24]+[.E5]" table:style-name="ce7">
            <text:p>12.73051959</text:p>
          </table:table-cell>
          <table:table-cell table:style-name="ce1"/>
          <table:table-cell office:value-type="float" office:value="2.2400000000000006E-5" table:formula="of:=-(-[.J19]*[.L19]-[.J19]*[.L18]+[.J18]*[.L19]+[.J18]*[.L18]+2*[.K19]-2*[.K18])/(([.J19]-[.J18])^3)" table:style-name="ce3">
            <text:p>0.0000224</text:p>
          </table:table-cell>
          <table:table-cell office:value-type="float" office:value="-3.1840000000000002E-3" table:formula="of:=(-([.J19]^2)*[.L19]-2*([.J19]^2)*[.L18]-3*[.J19]*[.K18]+[.J18]*[.J19]*[.L18]-3*[.J18]*[.K18]+3*[.J18]*[.K19]+3*[.J19]*[.K19]+([.J18]^2)*[.L18]+2*([.J18]^2)*[.L19]-[.J18]*[.J19]*[.L19])/([.J19]-[.J18])^3" table:style-name="ce4">
            <text:p>-3.18E-03</text:p>
          </table:table-cell>
          <table:table-cell office:value-type="float" office:value="0.10048" table:formula="of:=-(-[.L18]*[.J19]^3-2*[.J19]^2*[.L19]*[.J18]-[.J19]^2*[.L18]*[.J18]+[.J19]*[.L19]*[.J18]^2+2*[.J19]*[.L18]*[.J18]^2+6*[.J19]*[.J18]*[.K19]-6*[.J19]*[.J18]*[.K18]+[.L19]*[.J18]^3)/(([.J19]-[.J18])^3)" table:style-name="ce3">
            <text:p>0.10048</text:p>
          </table:table-cell>
          <table:table-cell office:value-type="float" office:value="0.88480000000000003" table:formula="of:=(-[.L18]*[.J19]^3*[.J18]+[.K18]*[.J19]^3-[.L19]*[.J18]^2*[.J19]^2+[.L18]*[.J18]^2*[.J19]^2-3*[.K18]*[.J19]^2*[.J18]+3*[.K19]*[.J18]^2*[.J19]+[.L19]*[.J18]^3*[.J19]-[.K19]*[.J18]^3)/(([.J19]-[.J18])^3)" table:style-name="ce3">
            <text:p>0.8848</text:p>
          </table:table-cell>
          <table:table-cell office:value-type="float" office:value="45" table:style-name="ce2">
            <text:p>4.50E+01</text:p>
          </table:table-cell>
          <table:table-cell office:value-type="float" office:value="1.0000000000000007" table:formula="of:=([.H23]*[.L23]^3+[.I23]*[.L23]^2+[.J23]*[.L23]+[.K23])" table:style-name="ce1">
            <text:p>1</text:p>
          </table:table-cell>
          <table:table-cell office:value-type="float" office:value="-0.05" table:formula="of:=(3*[.H23]*[.L23]^2+2*[.I23]*[.L23]+[.J23])" table:style-name="ce1">
            <text:p>-0.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ulmonary capillaries</text:p>
          </table:table-cell>
          <table:table-cell office:value-type="float" office:value="198.57147705936549" table:formula="of:=([.F24]-[.E24])*[.C24]+[.D24]" table:style-name="ce7">
            <text:p>198.571477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40" table:style-name="ce1">
            <text:p>140</text:p>
          </table:table-cell>
          <table:table-cell office:value-type="float" office:value="-4" table:style-name="ce1">
            <text:p>-4</text:p>
          </table:table-cell>
          <table:table-cell office:value-type="float" office:value="8.732929795514238" table:formula="of:=[.F25]+[.E6]" table:style-name="ce7">
            <text:p>8.732929796</text:p>
          </table:table-cell>
          <table:table-cell table:style-name="ce1"/>
          <table:table-cell office:value-type="float" office:value="1.8518518518518518E-5" table:formula="of:=-(-[.J20]*[.L20]-[.J20]*[.L19]+[.J19]*[.L20]+[.J19]*[.L19]+2*[.K20]-2*[.K19])/(([.J20]-[.J19])^3)" table:style-name="ce3">
            <text:p>1.85185E-05</text:p>
          </table:table-cell>
          <table:table-cell office:value-type="float" office:value="-2.5000000000000001E-3" table:formula="of:=(-([.J20]^2)*[.L20]-2*([.J20]^2)*[.L19]-3*[.J20]*[.K19]+[.J19]*[.J20]*[.L19]-3*[.J19]*[.K19]+3*[.J19]*[.K20]+3*[.J20]*[.K20]+([.J19]^2)*[.L19]+2*([.J19]^2)*[.L20]-[.J19]*[.J20]*[.L20])/([.J20]-[.J19])^3" table:style-name="ce4">
            <text:p>-2.50E-03</text:p>
          </table:table-cell>
          <table:table-cell office:value-type="float" office:value="6.25E-2" table:formula="of:=-(-[.L19]*[.J20]^3-2*[.J20]^2*[.L20]*[.J19]-[.J20]^2*[.L19]*[.J19]+[.J20]*[.L20]*[.J19]^2+2*[.J20]*[.L19]*[.J19]^2+6*[.J20]*[.J19]*[.K20]-6*[.J20]*[.J19]*[.K19]+[.L20]*[.J19]^3)/(([.J20]-[.J19])^3)" table:style-name="ce3">
            <text:p>0.0625</text:p>
          </table:table-cell>
          <table:table-cell office:value-type="float" office:value="1.5625" table:formula="of:=(-[.L19]*[.J20]^3*[.J19]+[.K19]*[.J20]^3-[.L20]*[.J19]^2*[.J20]^2+[.L19]*[.J19]^2*[.J20]^2-3*[.K19]*[.J20]^2*[.J19]+3*[.K20]*[.J19]^2*[.J20]+[.L20]*[.J19]^3*[.J20]-[.K20]*[.J19]^3)/(([.J20]-[.J19])^3)" table:style-name="ce3">
            <text:p>1.5625</text:p>
          </table:table-cell>
          <table:table-cell office:value-type="float" office:value="45" table:style-name="ce2">
            <text:p>4.50E+01</text:p>
          </table:table-cell>
          <table:table-cell office:value-type="float" office:value="1" table:formula="of:=([.H24]*[.L24]^3+[.I24]*[.L24]^2+[.J24]*[.L24]+[.K24])" table:style-name="ce1">
            <text:p>1</text:p>
          </table:table-cell>
          <table:table-cell office:value-type="float" office:value="-0.05" table:formula="of:=(3*[.H24]*[.L24]^2+2*[.I24]*[.L24]+[.J24])" table:style-name="ce1">
            <text:p>-0.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ulmonary veins</text:p>
          </table:table-cell>
          <table:table-cell office:value-type="float" office:value="208.40842469327134" table:formula="of:=([.F25]-[.E25])*[.C25]+[.D25]" table:style-name="ce7">
            <text:p>208.4084247</text:p>
          </table:table-cell>
          <table:table-cell office:value-type="float" office:value="6" table:style-name="ce1">
            <text:p>6</text:p>
          </table:table-cell>
          <table:table-cell office:value-type="float" office:value="150" table:style-name="ce1">
            <text:p>150</text:p>
          </table:table-cell>
          <table:table-cell office:value-type="float" office:value="-4" table:style-name="ce1">
            <text:p>-4</text:p>
          </table:table-cell>
          <table:table-cell office:value-type="float" office:value="5.7347374488785601" table:formula="of:=[.F26]+[.E7]" table:style-name="ce7">
            <text:p>5.7347374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eft atrium</text:p>
          </table:table-cell>
          <table:table-cell office:value-type="float" office:value="50.503500000000003" table:style-name="ce1">
            <text:p>50.5035</text:p>
          </table:table-cell>
          <table:table-cell office:value-type="float" office:value="6.25" table:style-name="ce1">
            <text:p>6.25</text:p>
          </table:table-cell>
          <table:table-cell office:value-type="float" office:value="0" table:style-name="ce1">
            <text:p>0</text:p>
          </table:table-cell>
          <table:table-cell office:value-type="float" office:value="-3.3452199999999999" table:style-name="ce1">
            <text:p>-3.34522</text:p>
          </table:table-cell>
          <table:table-cell office:value-type="float" office:value="4.7353400000000008" table:formula="of:=([.B26]-[.D26])/[.C26]+[.E26]" table:style-name="ce7">
            <text:p>4.735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eft ventricle</text:p>
          </table:table-cell>
          <table:table-cell office:value-type="float" office:value="87.5" table:style-name="ce1">
            <text:p>87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ight ventricle</text:p>
          </table:table-cell>
          <table:table-cell office:value-type="float" office:value="87.5" table:style-name="ce1">
            <text:p>87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questered veins</text:p>
          </table:table-cell>
          <table:table-cell office:value-type="float" office:value="120" table:style-name="ce8">
            <text:p>1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questered arteries</text:p>
          </table:table-cell>
          <table:table-cell office:value-type="float" office:value="120" table:style-name="ce1">
            <text:p>120</text:p>
          </table:table-cell>
          <table:table-cell table:number-columns-repeated="6" table:style-name="ce1"/>
          <table:table-cell office:value-type="string" table:style-name="ce1">
            <text:p><text:s text:c="3"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otal blood volume</text:p>
          </table:table-cell>
          <table:table-cell office:value-type="float" office:value="5256.3245102508063" table:formula="of:=SUM([.B19:.B30])" table:style-name="ce7">
            <text:p>5256.3245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style-name="ro1">
          <table:table-cell office:value-type="string" table:style-name="ce1">
            <text:p>resistor</text:p>
          </table:table-cell>
          <table:table-cell office:value-type="string" table:style-name="ce1">
            <text:p>from pressure [mmHg]</text:p>
          </table:table-cell>
          <table:table-cell office:value-type="string" table:style-name="ce1">
            <text:p>to pressure [mmHg]</text:p>
          </table:table-cell>
          <table:table-cell office:value-type="string" table:style-name="ce1">
            <text:p>conductance [ml/(mmHg.min)]</text:p>
          </table:table-cell>
          <table:table-cell office:value-type="string" table:style-name="ce1">
            <text:p>blood flow [ml/min]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3.719298245614034" table:formula="of:=[.H33]*[.G33]/([.G33]+[.H33])" table:style-name="ce1">
            <text:p>13.7192982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ft coronary circulation</text:p>
          </table:table-cell>
          <table:table-cell office:value-type="float" office:value="95" table:formula="of:=[.$F$19]" table:style-name="ce7">
            <text:p>95</text:p>
          </table:table-cell>
          <table:table-cell office:value-type="float" office:value="0.91820545574518064" table:formula="of:=[.$F$22]" table:style-name="ce7">
            <text:p>0.918205456</text:p>
          </table:table-cell>
          <table:table-cell office:value-type="float" office:value="2.3512183038989258" table:formula="of:=[.E34]/([.B34]-[.C34])" table:style-name="ce9">
            <text:p>2.351218304</text:p>
          </table:table-cell>
          <table:table-cell office:value-type="float" office:value="221.20683739611002" table:formula="of:=[.H5]" table:style-name="ce7">
            <text:p>221.2068374</text:p>
          </table:table-cell>
          <table:table-cell table:style-name="ce1"/>
          <table:table-cell office:value-type="float" office:value="40" table:style-name="ce5">
            <text:p>40</text:p>
          </table:table-cell>
          <table:table-cell office:value-type="float" office:value="2.5" table:style-name="ce5">
            <text:p>2.5</text:p>
          </table:table-cell>
          <table:table-cell table:style-name="ce1"/>
          <table:table-cell office:value-type="float" office:value="2.3529411764705883" table:formula="of:=[.H34]*[.G34]/([.G34]+[.H34])" table:style-name="ce1">
            <text:p>2.35294117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ight coronary circulation</text:p>
          </table:table-cell>
          <table:table-cell office:value-type="float" office:value="95" table:formula="of:=[.$F$19]" table:style-name="ce7">
            <text:p>95</text:p>
          </table:table-cell>
          <table:table-cell office:value-type="float" office:value="0.91820545574518064" table:formula="of:=[.$F$22]" table:style-name="ce7">
            <text:p>0.918205456</text:p>
          </table:table-cell>
          <table:table-cell office:value-type="float" office:value="0.44215388458276256" table:formula="of:=[.E35]/([.B35]-[.C35])" table:style-name="ce9">
            <text:p>0.442153885</text:p>
          </table:table-cell>
          <table:table-cell office:value-type="float" office:value="41.598630926259624" table:formula="of:=[.H6]" table:style-name="ce7">
            <text:p>41.59863093</text:p>
          </table:table-cell>
          <table:table-cell table:style-name="ce1"/>
          <table:table-cell office:value-type="float" office:value="10" table:style-name="ce5">
            <text:p>10</text:p>
          </table:table-cell>
          <table:table-cell office:value-type="float" office:value="0.5" table:style-name="ce5">
            <text:p>0.5</text:p>
          </table:table-cell>
          <table:table-cell table:style-name="ce1"/>
          <table:table-cell office:value-type="float" office:value="0.47619047619047616" table:formula="of:=[.H35]*[.G35]/([.G35]+[.H35])" table:style-name="ce1">
            <text:p>0.47619047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eripheral circulation</text:p>
          </table:table-cell>
          <table:table-cell office:value-type="float" office:value="95" table:formula="of:=[.$F$19]" table:style-name="ce7">
            <text:p>95</text:p>
          </table:table-cell>
          <table:table-cell office:value-type="float" office:value="4.9687718220073833" table:formula="of:=[.$F$21]" table:style-name="ce7">
            <text:p>4.968771822</text:p>
          </table:table-cell>
          <table:table-cell office:value-type="float" office:value="43.2" table:formula="of:=[.E36]/([.B36]-[.C36])" table:style-name="ce7">
            <text:p>43.2</text:p>
          </table:table-cell>
          <table:table-cell office:value-type="float" office:value="3889.3490572892811" table:formula="of:=[.H8]" table:style-name="ce7">
            <text:p>3889.34905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4.183333333333334" table:formula="of:=[.H36]*[.G36]/([.G36]+[.H36])" table:style-name="ce1">
            <text:p>14.1833333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7"/>
          <table:table-cell table:style-name="ce1"/>
          <table:table-cell office:value-type="string" table:style-name="ce2">
            <text:p>peripheral: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epatic artery</text:p>
          </table:table-cell>
          <table:table-cell office:value-type="float" office:value="95" table:formula="of:=[.$F$19]" table:style-name="ce7">
            <text:p>95</text:p>
          </table:table-cell>
          <table:table-cell office:value-type="float" office:value="7.910293648624787" table:formula="of:=[.$F$20]" table:style-name="ce7">
            <text:p>7.910293649</text:p>
          </table:table-cell>
          <table:table-cell office:value-type="float" office:value="2.8" table:formula="of:=[.B13]" table:style-name="ce7">
            <text:p>2.8</text:p>
          </table:table-cell>
          <table:table-cell office:value-type="float" office:value="243.85117778385057" table:formula="of:=[.D38]*([.B38]-[.C38])" table:style-name="ce7">
            <text:p>243.8511778</text:p>
          </table:table-cell>
          <table:table-cell table:style-name="ce1"/>
          <table:table-cell table:style-name="ce2"/>
          <table:table-cell office:value-type="string" table:style-name="ce1">
            <text:p>bone</text:p>
          </table:table-cell>
          <table:table-cell office:value-type="string" table:style-name="ce1">
            <text:p>brain</text:p>
          </table:table-cell>
          <table:table-cell office:value-type="string" table:style-name="ce1">
            <text:p>fat</text:p>
          </table:table-cell>
          <table:table-cell office:value-type="string" table:style-name="ce1">
            <text:p>kidney</text:p>
          </table:table-cell>
          <table:table-cell office:value-type="string" table:style-name="ce1">
            <text:p>skin</text:p>
          </table:table-cell>
          <table:table-cell office:value-type="string" table:style-name="ce1">
            <text:p>skeletal muscle</text:p>
          </table:table-cell>
          <table:table-cell office:value-type="string" table:style-name="ce1">
            <text:p>respiratory muscle</text:p>
          </table:table-cell>
          <table:table-cell office:value-type="string" table:style-name="ce1">
            <text:p>other tiss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IT</text:p>
          </table:table-cell>
          <table:table-cell office:value-type="float" office:value="95" table:formula="of:=[.$F$19]" table:style-name="ce7">
            <text:p>95</text:p>
          </table:table-cell>
          <table:table-cell office:value-type="float" office:value="7.910293648624787" table:formula="of:=[.$F$20]" table:style-name="ce7">
            <text:p>7.910293649</text:p>
          </table:table-cell>
          <table:table-cell office:value-type="float" office:value="11.490916234245827" table:formula="of:=[.E39]/([.B39]-[.C39])" table:style-name="ce9">
            <text:p>11.49091623</text:p>
          </table:table-cell>
          <table:table-cell office:value-type="float" office:value="1000.7405205487194" table:formula="of:=[.H10]" table:style-name="ce7">
            <text:p>1000.740521</text:p>
          </table:table-cell>
          <table:table-cell table:style-name="ce1"/>
          <table:table-cell office:value-type="float" office:value="43.247888245614043" table:formula="of:=SUM([.H39:.O39])" table:style-name="ce2">
            <text:p>4.32E+01</text:p>
          </table:table-cell>
          <table:table-cell office:value-type="float" office:value="3.62859" table:style-name="ce1">
            <text:p>3.62859</text:p>
          </table:table-cell>
          <table:table-cell office:value-type="float" office:value="9.1" table:style-name="ce6">
            <text:p>9.1</text:p>
          </table:table-cell>
          <table:table-cell office:value-type="float" office:value="2.7" table:style-name="ce1">
            <text:p>2.7</text:p>
          </table:table-cell>
          <table:table-cell office:value-type="float" office:value="13.719298245614034" table:formula="of:=[.J33]" table:style-name="ce1">
            <text:p>13.71929825</text:p>
          </table:table-cell>
          <table:table-cell office:value-type="float" office:value="1.6" table:style-name="ce1">
            <text:p>1.6</text:p>
          </table:table-cell>
          <table:table-cell office:value-type="float" office:value="7.2" table:style-name="ce1">
            <text:p>7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.2" table:style-name="ce1">
            <text:p>4.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epatic vein</text:p>
          </table:table-cell>
          <table:table-cell office:value-type="float" office:value="7.910293648624787" table:formula="of:=[.$F$20]" table:style-name="ce7">
            <text:p>7.910293649</text:p>
          </table:table-cell>
          <table:table-cell office:value-type="float" office:value="0.91820545574518064" table:formula="of:=[.F22]" table:style-name="ce7">
            <text:p>0.918205456</text:p>
          </table:table-cell>
          <table:table-cell office:value-type="float" office:value="178" table:formula="of:=[.E40]/([.B40]-[.C40])" table:style-name="ce7">
            <text:p>178</text:p>
          </table:table-cell>
          <table:table-cell office:value-type="float" office:value="1244.5916983325699" table:formula="of:=[.E39]+[.E38]" table:style-name="ce7">
            <text:p>1244.591698</text:p>
          </table:table-cell>
          <table:table-cell table:number-columns-repeated="2" table:style-name="ce1"/>
          <table:table-cell office:value-type="float" office:value="4.24" table:style-name="ce1">
            <text:p>4.2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ystemic veins</text:p>
          </table:table-cell>
          <table:table-cell office:value-type="float" office:value="4.9687718220073833" table:formula="of:=[.$F$21]" table:style-name="ce7">
            <text:p>4.968771822</text:p>
          </table:table-cell>
          <table:table-cell office:value-type="float" office:value="0.91820545574518064" table:formula="of:=[.$F$22]" table:style-name="ce7">
            <text:p>0.918205456</text:p>
          </table:table-cell>
          <table:table-cell office:value-type="float" office:value="960.19882298047855" table:formula="of:=[.E41]/([.B41]-[.C41])" table:style-name="ce9">
            <text:p>960.198823</text:p>
          </table:table-cell>
          <table:table-cell office:value-type="float" office:value="3889.3490572892811" table:formula="of:=[.E36]" table:style-name="ce7">
            <text:p>3889.3490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otal systemic blood flow</text:p>
          </table:table-cell>
          <table:table-cell table:number-columns-repeated="3" table:style-name="ce1"/>
          <table:table-cell office:value-type="float" office:value="5396.7462239442211" table:formula="of:=[.E41]+[.E40]+[.E35]+[.E34]" table:style-name="ce7">
            <text:p>5396.746224</text:p>
          </table:table-cell>
          <table:table-cell table:style-name="ce1"/>
          <table:table-cell office:value-type="string" table:style-name="ce1">
            <text:p>Brain-CO2.PCO2 [mmHg]:</text:p>
          </table:table-cell>
          <table:table-cell office:value-type="float" office:value="46.6" table:style-name="ce1">
            <text:p>46.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ulmonary arteries</text:p>
          </table:table-cell>
          <table:table-cell office:value-type="float" office:value="12.730519591028475" table:formula="of:=[.F23]" table:style-name="ce7">
            <text:p>12.73051959</text:p>
          </table:table-cell>
          <table:table-cell office:value-type="float" office:value="8.732929795514238" table:formula="of:=[.F24]" table:style-name="ce7">
            <text:p>8.732929796</text:p>
          </table:table-cell>
          <table:table-cell office:value-type="float" office:value="1350" table:formula="of:=[.B9]" table:style-name="ce7">
            <text:p>1350</text:p>
          </table:table-cell>
          <table:table-cell office:value-type="float" office:value="5396.7462239442202" table:formula="of:=[.D43]*([.B43]-[.C43])" table:style-name="ce7">
            <text:p>5396.746224</text:p>
          </table:table-cell>
          <table:table-cell table:number-columns-repeated="2" table:style-name="ce1"/>
          <table:table-cell office:value-type="float" office:value="6212.8223684210525" table:formula="of:=[.H42]*101325/760" table:style-name="ce1">
            <text:p>6212.82236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ulmonary capillaries</text:p>
          </table:table-cell>
          <table:table-cell office:value-type="float" office:value="8.732929795514238" table:formula="of:=[.F24]" table:style-name="ce7">
            <text:p>8.732929796</text:p>
          </table:table-cell>
          <table:table-cell office:value-type="float" office:value="5.7347374488785601" table:formula="of:=[.F25]" table:style-name="ce7">
            <text:p>5.734737449</text:p>
          </table:table-cell>
          <table:table-cell office:value-type="float" office:value="1800" table:formula="of:=[.B10]" table:style-name="ce7">
            <text:p>1800</text:p>
          </table:table-cell>
          <table:table-cell office:value-type="float" office:value="5396.7462239442202" table:formula="of:=[.D44]*([.B44]-[.C44])" table:style-name="ce7">
            <text:p>5396.7462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ulmonary veins</text:p>
          </table:table-cell>
          <table:table-cell office:value-type="float" office:value="5.7347374488785601" table:formula="of:=[.F25]" table:style-name="ce7">
            <text:p>5.734737449</text:p>
          </table:table-cell>
          <table:table-cell office:value-type="float" office:value="4.7353400000000008" table:formula="of:=[.F26]" table:style-name="ce7">
            <text:p>4.73534</text:p>
          </table:table-cell>
          <table:table-cell office:value-type="float" office:value="5400" table:formula="of:=[.B11]" table:style-name="ce7">
            <text:p>5400</text:p>
          </table:table-cell>
          <table:table-cell office:value-type="float" office:value="5396.7462239442202" table:formula="of:=[.D45]*([.B45]-[.C45])" table:style-name="ce7">
            <text:p>5396.746224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stroke volume</text:p>
          </table:table-cell>
          <table:table-cell office:value-type="float" office:value="74.95480866589196" table:formula="of:=[.B5]/[.B8]" table:style-name="ce7">
            <text:p>74.95480867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diastole</text:p>
          </table:table-cell>
          <table:table-cell office:value-type="string" table:style-name="ce1">
            <text:p>filling pressure [mmHg]</text:p>
          </table:table-cell>
          <table:table-cell office:value-type="string" table:style-name="ce1">
            <text:p>stiffnes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rmalFillingPressure</text:p>
          </table:table-cell>
          <table:table-cell office:value-type="string" table:style-name="ce1">
            <text:p>NormalEndDiastolicPressure</text:p>
          </table:table-cell>
          <table:table-cell office:value-type="string" table:style-name="ce1">
            <text:p>EDV effec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-Basic</text:p>
          </table:table-cell>
          <table:table-cell office:value-type="string" table:style-name="ce1">
            <text:p>EDV</text:p>
          </table:table-cell>
          <table:table-cell office:value-type="string" table:style-name="ce1">
            <text:p>EDV (old HumMod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eft ventricle</text:p>
          </table:table-cell>
          <table:table-cell office:value-type="float" office:value="4.7353400000000008" table:formula="of:=[.$F$26]" table:style-name="ce7">
            <text:p>4.735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62" table:style-name="ce1">
            <text:p>4.62</text:p>
          </table:table-cell>
          <table:table-cell office:value-type="float" office:value="125" table:style-name="ce1">
            <text:p>125</text:p>
          </table:table-cell>
          <table:table-cell office:value-type="float" office:value="1.0072142045130108" table:formula="of:=((([.B49]-[.E26])/([.C49]*([.E49]-[.E26])))^(1/[.D49]))" table:style-name="ce7">
            <text:p>1.007214205</text:p>
          </table:table-cell>
          <table:table-cell office:value-type="float" office:value="5.0977408000000006E-4" table:formula="of:=1/([.F49]^[.D49]/([.C49]*([.E49]-[.E$26])))" table:style-name="ce7">
            <text:p>0.000509774</text:p>
          </table:table-cell>
          <table:table-cell office:value-type="float" office:value="5.1000000000000004E-4" table:style-name="ce1">
            <text:p>0.00051</text:p>
          </table:table-cell>
          <table:table-cell office:value-type="float" office:value="125.90177556412635" table:formula="of:=[.F49]*[.G49]" table:style-name="ce1">
            <text:p>125.9017756</text:p>
          </table:table-cell>
          <table:table-cell office:value-type="float" office:value="125.87388646624703" table:formula="of:=(([.B49]-[.E26])/[.I49])^(1/[.D49])" table:style-name="ce7">
            <text:p>125.873886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ight ventricle</text:p>
          </table:table-cell>
          <table:table-cell office:value-type="float" office:value="0.91820545574518064" table:formula="of:=[.F22]" table:style-name="ce7">
            <text:p>0.9182054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2" table:style-name="ce1">
            <text:p>0.72</text:p>
          </table:table-cell>
          <table:table-cell office:value-type="float" office:value="125" table:style-name="ce1">
            <text:p>125</text:p>
          </table:table-cell>
          <table:table-cell office:value-type="float" office:value="1.0240880777459251" table:formula="of:=((([.B50]-[.E$26])/([.C50]*([.E50]-[.E26])))^(1/[.D50]))" table:style-name="ce7">
            <text:p>1.024088078</text:p>
          </table:table-cell>
          <table:table-cell office:value-type="float" office:value="2.6017408000000001E-4" table:formula="of:=1/([.F50]^[.D50]/([.C50]*([.E50]-[.E$26])))" table:style-name="ce7">
            <text:p>0.000260174</text:p>
          </table:table-cell>
          <table:table-cell office:value-type="float" office:value="2.5999999999999998E-4" table:style-name="ce1">
            <text:p>0.00026</text:p>
          </table:table-cell>
          <table:table-cell office:value-type="float" office:value="128.01100971824064" table:formula="of:=[.F50]*[.G50]" table:style-name="ce1">
            <text:p>128.0110097</text:p>
          </table:table-cell>
          <table:table-cell office:value-type="float" office:value="128.05385669476942" table:formula="of:=(([.B50]-[.E26])/[.I50])^(1/[.D50])" table:style-name="ce7">
            <text:p>128.053856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ystole</text:p>
          </table:table-cell>
          <table:table-cell office:value-type="string" table:style-name="ce1">
            <text:p>arys pressure [mmHg]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rmalSystolicPressure</text:p>
          </table:table-cell>
          <table:table-cell office:value-type="string" table:style-name="ce1">
            <text:p>NormalEndSystolicVolume</text:p>
          </table:table-cell>
          <table:table-cell office:value-type="string" table:style-name="ce1">
            <text:p>additionalPressure_Systolic</text:p>
          </table:table-cell>
          <table:table-cell office:value-type="string" table:style-name="ce1">
            <text:p>ESV effect</text:p>
          </table:table-cell>
          <table:table-cell table:number-columns-repeated="2" table:style-name="ce1"/>
          <table:table-cell office:value-type="string" table:style-name="ce1">
            <text:p>expected ESV</text:p>
          </table:table-cell>
          <table:table-cell office:value-type="string" table:style-name="ce1">
            <text:p>proof</text:p>
          </table:table-cell>
          <table:table-cell office:value-type="string" table:style-name="ce1">
            <text:p>ESV (old HumMod)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ft ventricle</text:p>
          </table:table-cell>
          <table:table-cell office:value-type="float" office:value="95" table:formula="of:=[.F19]" table:style-name="ce7">
            <text:p>95</text:p>
          </table:table-cell>
          <table:table-cell office:value-type="float" office:value="0.5" table:style-name="ce1">
            <text:p>0.5</text:p>
          </table:table-cell>
          <table:table-cell office:value-type="float" office:value="95" table:style-name="ce1">
            <text:p>95</text:p>
          </table:table-cell>
          <table:table-cell office:value-type="float" office:value="50.919077800355069" table:formula="of:=[.J52]/[.G52]" table:style-name="ce9">
            <text:p>50.9190778</text:p>
          </table:table-cell>
          <table:table-cell office:value-type="float" office:value="24" table:style-name="ce1">
            <text:p>24</text:p>
          </table:table-cell>
          <table:table-cell office:value-type="float" office:value="1" table:formula="of:=((([.B52]+[.F52]-[.E$26])/([.D52]+[.F52]-[.E$26]))^(1/[.C52]))" table:style-name="ce7">
            <text:p>1</text:p>
          </table:table-cell>
          <table:table-cell office:value-type="float" office:value="17.145365253747087" table:formula="of:=1/([.E52]^[.C52]/([.D52]+[.F52]-[.E$26]))" table:style-name="ce7">
            <text:p>17.14536525</text:p>
          </table:table-cell>
          <table:table-cell office:value-type="float" office:value="17.39" table:style-name="ce1">
            <text:p>17.39</text:p>
          </table:table-cell>
          <table:table-cell office:value-type="float" office:value="50.919077800355069" table:formula="of:=[.K49]-[.B47]" table:style-name="ce7">
            <text:p>50.9190778</text:p>
          </table:table-cell>
          <table:table-cell office:value-type="float" office:value="50.919077800355069" table:formula="of:=(([.B52]-[.E26]+[.F52])/[.H52])^(1/[.C52])" table:style-name="ce7">
            <text:p>50.9190778</text:p>
          </table:table-cell>
          <table:table-cell office:value-type="float" office:value="50.027760132613736" table:formula="of:=(([.B52]-[.E25]+[.F52])/[.I52])^(1/[.C52])" table:style-name="ce7">
            <text:p>50.027760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ight ventricle</text:p>
          </table:table-cell>
          <table:table-cell office:value-type="float" office:value="12.730519591028475" table:formula="of:=[.F23]" table:style-name="ce7">
            <text:p>12.73051959</text:p>
          </table:table-cell>
          <table:table-cell office:value-type="float" office:value="0.5" table:style-name="ce1">
            <text:p>0.5</text:p>
          </table:table-cell>
          <table:table-cell office:value-type="float" office:value="12.5" table:style-name="ce1">
            <text:p>12.5</text:p>
          </table:table-cell>
          <table:table-cell office:value-type="float" office:value="52.127263460959419" table:formula="of:=[.J53]/[.G53]" table:style-name="ce9">
            <text:p>52.12726346</text:p>
          </table:table-cell>
          <table:table-cell office:value-type="float" office:value="9" table:style-name="ce1">
            <text:p>9</text:p>
          </table:table-cell>
          <table:table-cell office:value-type="float" office:value="1.0186425394965508" table:formula="of:=((([.B53]+[.F53]-[.E$26])/([.D53]+[.F53]-[.E$26]))^(1/[.C53]))" table:style-name="ce7">
            <text:p>1.018642539</text:p>
          </table:table-cell>
          <table:table-cell office:value-type="float" office:value="3.441203718929521" table:formula="of:=1/([.E53]^[.C53]/([.D53]+[.F53]-[.E$26]))" table:style-name="ce7">
            <text:p>3.441203719</text:p>
          </table:table-cell>
          <table:table-cell office:value-type="float" office:value="3.53" table:style-name="ce1">
            <text:p>3.53</text:p>
          </table:table-cell>
          <table:table-cell office:value-type="float" office:value="53.099048028877462" table:formula="of:=[.K50]-[.B47]" table:style-name="ce7">
            <text:p>53.09904803</text:p>
          </table:table-cell>
          <table:table-cell office:value-type="float" office:value="53.099048028877462" table:formula="of:=(([.B53]-[.E26]+[.F53])/[.H53])^(1/[.C53])" table:style-name="ce7">
            <text:p>53.09904803</text:p>
          </table:table-cell>
          <table:table-cell office:value-type="float" office:value="50.461260104572951" table:formula="of:=(([.B53]-[.E26]+[.F53])/[.I53])^(1/[.C53])" table:style-name="ce7">
            <text:p>50.4612601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,courier" svg:font-family="&quot;Courier New,courier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ek</meta:initial-creator>
    <dc:creator>marek</dc:creator>
    <meta:creation-date>2015-09-09T20:31:33Z</meta:creation-date>
    <dc:date>2015-09-12T12:51:28Z</dc:date>
  </office:meta>
</office:document-meta>
</file>